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riority Table</text:p>
          </table:table-cell>
          <table:table-cell table:number-columns-repeated="2"/>
          <table:table-cell table:style-name="ce1" office:value-type="string" calcext:value-type="string" table:number-columns-spanned="13" table:number-rows-spanned="1">
            <text:p>Test Project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RefID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Task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Timefram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Task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reated Date</text:p>
          </table:table-cell>
          <table:table-cell office:value-type="string" calcext:value-type="string">
            <text:p>Started Dat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Due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jo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est Project Root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s is a project created to facilitate testing all of the functionality of the CountUp Task Manager Java Application.</text:p>
          </table:table-cell>
          <table:table-cell office:value-type="string" calcext:value-type="string">
            <text:p>auto</text:p>
          </table:table-cell>
          <table:table-cell table:number-columns-repeated="2"/>
          <table:table-cell table:style-name="ce2" office:value-type="date" office:date-value="2020-03-31" calcext:value-type="date">
            <text:p>2020-03-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quirement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of the requirements that need to be done to complete this project which doesn’t actually exist.</text:p>
          </table:table-cell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o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ep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of the steps that need to be done to complete this project which doesn’t actually exist.</text:p>
          </table:table-cell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frame Tab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Description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just would like to describe this project. Just kidding. I’m not going to write much here, so I’d encourage you to read the whole thing. Go on, keep reading. Please, I implore you, keep reading. Okay, well, you’re going to miss what I’m going to say. Just kidding, I’m not going to say anything, I’m going to type it. And… I was joking this whole time, I’m going to say nothing substantive throughout this entire description. Ha! Got you.</text:p>
          </table:table-cell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D</text:p>
          </table:table-cell>
          <table:table-cell office:value-type="string" calcext:value-type="string">
            <text:p>Titl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ferenc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’m going to reference myself, many times.</text:p>
          </table:table-cell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rt Ter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Unexpect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ything that was “Well, that was unexpected” will go here.</text:p>
          </table:table-cell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 Ter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thing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expectedly, nothing unexpected has happened… yet</text:p>
          </table:table-cell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ng Ter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, I’m the first reference</text:p>
          </table:table-cell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re Tab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Myself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elf, I’m the first reference</text:p>
          </table:table-cell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D</text:p>
          </table:table-cell>
          <table:table-cell office:value-type="string" calcext:value-type="string">
            <text:p>Titl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, I’m the first reference</text:p>
          </table:table-cell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mplate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ores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ign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ertainment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ndiwork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ing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cation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i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kType Tab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fID</text:p>
          </table:table-cell>
          <table:table-cell office:value-type="string" calcext:value-type="string">
            <text:p>Titl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quirement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p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cription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erenc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expect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gress Tabl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Progress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der Review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urring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1-02-17T16:26:29.435895099</meta:creation-date>
    <dc:date>2021-02-17T17:04:02.794910462</dc:date>
    <dc:creator>Nicholas Neumeyer</dc:creator>
    <meta:editing-duration>PT4M3S</meta:editing-duration>
    <meta:editing-cycles>1</meta:editing-cycles>
    <meta:document-statistic meta:table-count="1" meta:cell-count="180" meta:object-count="0"/>
    <meta:generator>LibreOffice/6.4.6.2$Linux_X86_64 LibreOffice_project/40$Build-2</meta:generator>
  </office:meta>
</office:document-meta>
</file>